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00%" fo:text-align="justify" style:justify-single-word="false" style:writing-mode="lr-tb"/>
    </style:style>
    <style:style style:name="T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59b59f1-7fff-1b5a-dbf4-c0bb14c71f02"/>My field of research and my research work</text:p>
      <text:p text:style-name="P4"><text:span text:style-name="T1">Towards the end of my bachelor's degree, I thought about what direction of information technology I want to develop.</text:span></text:p>
      <text:p text:style-name="P4"><text:span text:style-name="T1">It so happened that I got into the laboratory for the development of wireless Wi-Fi technologies in a company specializing in the development and production of telecommunications equipment. Therefore, the topic of wireless technologies has become relevant and interesting for me.</text:span></text:p>
      <text:p text:style-name="P4"><text:span text:style-name="T1">Wi-Fi technology is considered one of the most successful and popular projects around the world. In fact, this popular abbreviation came from the English phrase Wireless Fidelity, which can be roughly translated as "high accuracy of wireless data transmission". The technology has a recognizable logo that is often found in public places.</text:span></text:p>
      <text:p text:style-name="P4"><text:span text:style-name="T1">The main feature of this technology is that the information between the participating devices is transmitted in an open way. And anyone armed with special equipment will be able to listen to the broadcast. Of course, each packet with data is encrypted, but not all of it. The header of any information package remains open.</text:span></text:p>
      <text:p text:style-name="P4"><text:span text:style-name="T1">This particular feature is used by the increasingly popular direction of Wi-Fi analytics. It is based on a special analysis of special identifiers of users ' devices. It is called the MAC address. These identifiers are collected from the headers of information packets in the radio. After that, statistics are built on them.</text:span></text:p>
      <text:p text:style-name="P4"><text:span text:style-name="T1"/></text:p>
      <text:p text:style-name="P4"><text:span text:style-name="T1"/></text:p>
      <text:p text:style-name="P4"><text:soft-page-break/><text:span text:style-name="T1">What was my job? My task was to build an algorithm by which the program could filter the MAC address data. But why should this be done? The MAC address of the device is a unique identifier. Using it, you can learn how to track the device, and therefore the movements of its owner. Potentially, this possibility carries a threat. Therefore, the developers of operating systems have created a mechanism for generating MAC addresses. But since this system is still quite new, you can find many vulnerabilities in it. That's what I was doing.</text:span></text:p>
      <text:p text:style-name="P3">In the picture you can see my simplified version of the data filtering algorithm and a graphical representation of the data about the devices that I was able to find using this algorith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09:54:07.558857778</meta:creation-date>
    <dc:date>2021-09-22T09:58:03.806729027</dc:date>
    <meta:editing-duration>PT3M55S</meta:editing-duration>
    <meta:editing-cycles>3</meta:editing-cycles>
    <meta:generator>LibreOffice/6.0.7.3$Linux_X86_64 LibreOffice_project/00m0$Build-3</meta:generator>
    <meta:document-statistic meta:table-count="0" meta:image-count="0" meta:object-count="0" meta:page-count="2" meta:paragraph-count="8" meta:word-count="355" meta:character-count="2146" meta:non-whitespace-character-count="1799"/>
  </office:meta>
</office:document-meta>
</file>